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3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#user asked queries</text:p>
          </table:table-cell>
          <table:table-cell table:style-name="ce4" office:value-type="string" calcext:value-type="string">
            <text:p>test_acc</text:p>
          </table:table-cell>
          <table:table-cell/>
          <table:table-cell table:style-name="ce6" office:value-type="string" calcext:value-type="string">
            <text:p>percentage_user_asked_queries</text:p>
          </table:table-cell>
          <table:table-cell table:style-name="ce8"/>
          <table:table-cell table:style-name="ce10" office:value-type="string" calcext:value-type="string">
            <text:p>harmonisches mittel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967" calcext:value-type="float">
            <text:p>967</text:p>
          </table:table-cell>
          <table:table-cell table:formula="of:=RAND()" office:value-type="percentage" office:value="0.962509639128365" calcext:value-type="percentage">
            <text:p>96.25%</text:p>
          </table:table-cell>
          <table:table-cell/>
          <table:table-cell table:style-name="ce7" table:formula="of:=1-[.D6]/2000" office:value-type="percentage" office:value="0.5165" calcext:value-type="percentage">
            <text:p>51.65%</text:p>
          </table:table-cell>
          <table:table-cell/>
          <table:table-cell table:style-name="ce11" table:formula="of:=2*[.E6]*[.G6]/([.E6]+[.G6])" office:value-type="percentage" office:value="0.672255562719363" calcext:value-type="percentage">
            <text:p>67.23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932" calcext:value-type="float">
            <text:p>1,932</text:p>
          </table:table-cell>
          <table:table-cell table:formula="of:=RAND()" office:value-type="percentage" office:value="0.519853019663315" calcext:value-type="percentage">
            <text:p>51.99%</text:p>
          </table:table-cell>
          <table:table-cell/>
          <table:table-cell table:style-name="ce7" table:formula="of:=1-[.D7]/2000" office:value-type="percentage" office:value="0.034" calcext:value-type="percentage">
            <text:p>3.40%</text:p>
          </table:table-cell>
          <table:table-cell/>
          <table:table-cell table:style-name="ce11" table:formula="of:=2*[.E7]*[.G7]/([.E7]+[.G7])" office:value-type="percentage" office:value="0.0638256073038919" calcext:value-type="percentage">
            <text:p>6.38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292" calcext:value-type="float">
            <text:p>292</text:p>
          </table:table-cell>
          <table:table-cell table:formula="of:=RAND()" office:value-type="percentage" office:value="0.407376594502823" calcext:value-type="percentage">
            <text:p>40.74%</text:p>
          </table:table-cell>
          <table:table-cell/>
          <table:table-cell table:style-name="ce7" table:formula="of:=1-[.D8]/2000" office:value-type="percentage" office:value="0.854" calcext:value-type="percentage">
            <text:p>85.40%</text:p>
          </table:table-cell>
          <table:table-cell/>
          <table:table-cell table:style-name="ce11" table:formula="of:=2*[.E8]*[.G8]/([.E8]+[.G8])" office:value-type="percentage" office:value="0.551618942703685" calcext:value-type="percentage">
            <text:p>55.16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60" calcext:value-type="float">
            <text:p>60</text:p>
          </table:table-cell>
          <table:table-cell table:formula="of:=RAND()" office:value-type="percentage" office:value="0.12461963595959" calcext:value-type="percentage">
            <text:p>12.46%</text:p>
          </table:table-cell>
          <table:table-cell/>
          <table:table-cell table:style-name="ce7" table:formula="of:=1-[.D9]/2000" office:value-type="percentage" office:value="0.97" calcext:value-type="percentage">
            <text:p>97.00%</text:p>
          </table:table-cell>
          <table:table-cell/>
          <table:table-cell table:style-name="ce11" table:formula="of:=2*[.E9]*[.G9]/([.E9]+[.G9])" office:value-type="percentage" office:value="0.220864020541406" calcext:value-type="percentage">
            <text:p>22.09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906" calcext:value-type="float">
            <text:p>1,906</text:p>
          </table:table-cell>
          <table:table-cell table:formula="of:=RAND()" office:value-type="percentage" office:value="0.994064553677327" calcext:value-type="percentage">
            <text:p>99.41%</text:p>
          </table:table-cell>
          <table:table-cell/>
          <table:table-cell table:style-name="ce7" table:formula="of:=1-[.D10]/2000" office:value-type="percentage" office:value="0.047" calcext:value-type="percentage">
            <text:p>4.70%</text:p>
          </table:table-cell>
          <table:table-cell/>
          <table:table-cell table:style-name="ce11" table:formula="of:=2*[.E10]*[.G10]/([.E10]+[.G10])" office:value-type="percentage" office:value="0.0897562670015089" calcext:value-type="percentage">
            <text:p>8.98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284" calcext:value-type="float">
            <text:p>284</text:p>
          </table:table-cell>
          <table:table-cell table:formula="of:=RAND()" office:value-type="percentage" office:value="0.352081915762429" calcext:value-type="percentage">
            <text:p>35.21%</text:p>
          </table:table-cell>
          <table:table-cell/>
          <table:table-cell table:style-name="ce7" table:formula="of:=1-[.D11]/2000" office:value-type="percentage" office:value="0.858" calcext:value-type="percentage">
            <text:p>85.80%</text:p>
          </table:table-cell>
          <table:table-cell/>
          <table:table-cell table:style-name="ce11" table:formula="of:=2*[.E11]*[.G11]/([.E11]+[.G11])" office:value-type="percentage" office:value="0.499282370539072" calcext:value-type="percentage">
            <text:p>49.93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506" calcext:value-type="float">
            <text:p>1,506</text:p>
          </table:table-cell>
          <table:table-cell table:formula="of:=RAND()" office:value-type="percentage" office:value="0.795158263325726" calcext:value-type="percentage">
            <text:p>79.52%</text:p>
          </table:table-cell>
          <table:table-cell/>
          <table:table-cell table:style-name="ce7" table:formula="of:=1-[.D12]/2000" office:value-type="percentage" office:value="0.247" calcext:value-type="percentage">
            <text:p>24.70%</text:p>
          </table:table-cell>
          <table:table-cell/>
          <table:table-cell table:style-name="ce11" table:formula="of:=2*[.E12]*[.G12]/([.E12]+[.G12])" office:value-type="percentage" office:value="0.376917974847105" calcext:value-type="percentage">
            <text:p>37.69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963" calcext:value-type="float">
            <text:p>1,963</text:p>
          </table:table-cell>
          <table:table-cell table:formula="of:=RAND()" office:value-type="percentage" office:value="0.488728823714462" calcext:value-type="percentage">
            <text:p>48.87%</text:p>
          </table:table-cell>
          <table:table-cell/>
          <table:table-cell table:style-name="ce7" table:formula="of:=1-[.D13]/2000" office:value-type="percentage" office:value="0.0185" calcext:value-type="percentage">
            <text:p>1.85%</text:p>
          </table:table-cell>
          <table:table-cell/>
          <table:table-cell table:style-name="ce11" table:formula="of:=2*[.E13]*[.G13]/([.E13]+[.G13])" office:value-type="percentage" office:value="0.0356505104442066" calcext:value-type="percentage">
            <text:p>3.57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898" calcext:value-type="float">
            <text:p>1,898</text:p>
          </table:table-cell>
          <table:table-cell table:formula="of:=RAND()" office:value-type="percentage" office:value="0.850521335742055" calcext:value-type="percentage">
            <text:p>85.05%</text:p>
          </table:table-cell>
          <table:table-cell/>
          <table:table-cell table:style-name="ce7" table:formula="of:=1-[.D14]/2000" office:value-type="percentage" office:value="0.051" calcext:value-type="percentage">
            <text:p>5.10%</text:p>
          </table:table-cell>
          <table:table-cell/>
          <table:table-cell table:style-name="ce11" table:formula="of:=2*[.E14]*[.G14]/([.E14]+[.G14])" office:value-type="percentage" office:value="0.0962297538685337" calcext:value-type="percentage">
            <text:p>9.62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183" calcext:value-type="float">
            <text:p>1,183</text:p>
          </table:table-cell>
          <table:table-cell table:formula="of:=RAND()" office:value-type="percentage" office:value="0.617154071939957" calcext:value-type="percentage">
            <text:p>61.72%</text:p>
          </table:table-cell>
          <table:table-cell/>
          <table:table-cell table:style-name="ce7" table:formula="of:=1-[.D15]/2000" office:value-type="percentage" office:value="0.4085" calcext:value-type="percentage">
            <text:p>40.85%</text:p>
          </table:table-cell>
          <table:table-cell/>
          <table:table-cell table:style-name="ce11" table:formula="of:=2*[.E15]*[.G15]/([.E15]+[.G15])" office:value-type="percentage" office:value="0.49160325159267" calcext:value-type="percentage">
            <text:p>49.16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422" calcext:value-type="float">
            <text:p>422</text:p>
          </table:table-cell>
          <table:table-cell table:formula="of:=RAND()" office:value-type="percentage" office:value="0.679558861229766" calcext:value-type="percentage">
            <text:p>67.96%</text:p>
          </table:table-cell>
          <table:table-cell/>
          <table:table-cell table:style-name="ce7" table:formula="of:=1-[.D16]/2000" office:value-type="percentage" office:value="0.789" calcext:value-type="percentage">
            <text:p>78.90%</text:p>
          </table:table-cell>
          <table:table-cell/>
          <table:table-cell table:style-name="ce11" table:formula="of:=2*[.E16]*[.G16]/([.E16]+[.G16])" office:value-type="percentage" office:value="0.730201499804096" calcext:value-type="percentage">
            <text:p>73.02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192" calcext:value-type="float">
            <text:p>1,192</text:p>
          </table:table-cell>
          <table:table-cell table:formula="of:=RAND()" office:value-type="percentage" office:value="0.332383774688106" calcext:value-type="percentage">
            <text:p>33.24%</text:p>
          </table:table-cell>
          <table:table-cell/>
          <table:table-cell table:style-name="ce7" table:formula="of:=1-[.D17]/2000" office:value-type="percentage" office:value="0.404" calcext:value-type="percentage">
            <text:p>40.40%</text:p>
          </table:table-cell>
          <table:table-cell/>
          <table:table-cell table:style-name="ce11" table:formula="of:=2*[.E17]*[.G17]/([.E17]+[.G17])" office:value-type="percentage" office:value="0.364709407213297" calcext:value-type="percentage">
            <text:p>36.47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767" calcext:value-type="float">
            <text:p>767</text:p>
          </table:table-cell>
          <table:table-cell table:formula="of:=RAND()" office:value-type="percentage" office:value="0.987225197542479" calcext:value-type="percentage">
            <text:p>98.72%</text:p>
          </table:table-cell>
          <table:table-cell/>
          <table:table-cell table:style-name="ce7" table:formula="of:=1-[.D18]/2000" office:value-type="percentage" office:value="0.6165" calcext:value-type="percentage">
            <text:p>61.65%</text:p>
          </table:table-cell>
          <table:table-cell/>
          <table:table-cell table:style-name="ce11" table:formula="of:=2*[.E18]*[.G18]/([.E18]+[.G18])" office:value-type="percentage" office:value="0.759013246430977" calcext:value-type="percentage">
            <text:p>75.90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583" calcext:value-type="float">
            <text:p>583</text:p>
          </table:table-cell>
          <table:table-cell table:formula="of:=RAND()" office:value-type="percentage" office:value="0.673113536412515" calcext:value-type="percentage">
            <text:p>67.31%</text:p>
          </table:table-cell>
          <table:table-cell/>
          <table:table-cell table:style-name="ce7" table:formula="of:=1-[.D19]/2000" office:value-type="percentage" office:value="0.7085" calcext:value-type="percentage">
            <text:p>70.85%</text:p>
          </table:table-cell>
          <table:table-cell/>
          <table:table-cell table:style-name="ce11" table:formula="of:=2*[.E19]*[.G19]/([.E19]+[.G19])" office:value-type="percentage" office:value="0.6903536017555" calcext:value-type="percentage">
            <text:p>69.04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720" calcext:value-type="float">
            <text:p>720</text:p>
          </table:table-cell>
          <table:table-cell table:formula="of:=RAND()" office:value-type="percentage" office:value="0.855961000980829" calcext:value-type="percentage">
            <text:p>85.60%</text:p>
          </table:table-cell>
          <table:table-cell/>
          <table:table-cell table:style-name="ce7" table:formula="of:=1-[.D20]/2000" office:value-type="percentage" office:value="0.64" calcext:value-type="percentage">
            <text:p>64.00%</text:p>
          </table:table-cell>
          <table:table-cell/>
          <table:table-cell table:style-name="ce11" table:formula="of:=2*[.E20]*[.G20]/([.E20]+[.G20])" office:value-type="percentage" office:value="0.732392141598016" calcext:value-type="percentage">
            <text:p>73.24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457" calcext:value-type="float">
            <text:p>1,457</text:p>
          </table:table-cell>
          <table:table-cell table:formula="of:=RAND()" office:value-type="percentage" office:value="0.526453940926026" calcext:value-type="percentage">
            <text:p>52.65%</text:p>
          </table:table-cell>
          <table:table-cell/>
          <table:table-cell table:style-name="ce7" table:formula="of:=1-[.D21]/2000" office:value-type="percentage" office:value="0.2715" calcext:value-type="percentage">
            <text:p>27.15%</text:p>
          </table:table-cell>
          <table:table-cell/>
          <table:table-cell table:style-name="ce11" table:formula="of:=2*[.E21]*[.G21]/([.E21]+[.G21])" office:value-type="percentage" office:value="0.358246855189519" calcext:value-type="percentage">
            <text:p>35.82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929" calcext:value-type="float">
            <text:p>929</text:p>
          </table:table-cell>
          <table:table-cell table:formula="of:=RAND()" office:value-type="percentage" office:value="0.256670676008199" calcext:value-type="percentage">
            <text:p>25.67%</text:p>
          </table:table-cell>
          <table:table-cell/>
          <table:table-cell table:style-name="ce7" table:formula="of:=1-[.D22]/2000" office:value-type="percentage" office:value="0.5355" calcext:value-type="percentage">
            <text:p>53.55%</text:p>
          </table:table-cell>
          <table:table-cell/>
          <table:table-cell table:style-name="ce11" table:formula="of:=2*[.E22]*[.G22]/([.E22]+[.G22])" office:value-type="percentage" office:value="0.347013973541651" calcext:value-type="percentage">
            <text:p>34.70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961" calcext:value-type="float">
            <text:p>1,961</text:p>
          </table:table-cell>
          <table:table-cell table:formula="of:=RAND()" office:value-type="percentage" office:value="0.801011814967343" calcext:value-type="percentage">
            <text:p>80.10%</text:p>
          </table:table-cell>
          <table:table-cell/>
          <table:table-cell table:style-name="ce7" table:formula="of:=1-[.D23]/2000" office:value-type="percentage" office:value="0.0195" calcext:value-type="percentage">
            <text:p>1.95%</text:p>
          </table:table-cell>
          <table:table-cell/>
          <table:table-cell table:style-name="ce11" table:formula="of:=2*[.E23]*[.G23]/([.E23]+[.G23])" office:value-type="percentage" office:value="0.0380731394891244" calcext:value-type="percentage">
            <text:p>3.81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341" calcext:value-type="float">
            <text:p>1,341</text:p>
          </table:table-cell>
          <table:table-cell table:formula="of:=RAND()" office:value-type="percentage" office:value="0.00642577537546875" calcext:value-type="percentage">
            <text:p>0.64%</text:p>
          </table:table-cell>
          <table:table-cell/>
          <table:table-cell table:style-name="ce7" table:formula="of:=1-[.D24]/2000" office:value-type="percentage" office:value="0.3295" calcext:value-type="percentage">
            <text:p>32.95%</text:p>
          </table:table-cell>
          <table:table-cell/>
          <table:table-cell table:style-name="ce11" table:formula="of:=2*[.E24]*[.G24]/([.E24]+[.G24])" office:value-type="percentage" office:value="0.0126057191285809" calcext:value-type="percentage">
            <text:p>1.26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596" calcext:value-type="float">
            <text:p>596</text:p>
          </table:table-cell>
          <table:table-cell table:formula="of:=RAND()" office:value-type="percentage" office:value="0.16591762909257" calcext:value-type="percentage">
            <text:p>16.59%</text:p>
          </table:table-cell>
          <table:table-cell/>
          <table:table-cell table:style-name="ce7" table:formula="of:=1-[.D25]/2000" office:value-type="percentage" office:value="0.702" calcext:value-type="percentage">
            <text:p>70.20%</text:p>
          </table:table-cell>
          <table:table-cell/>
          <table:table-cell table:style-name="ce11" table:formula="of:=2*[.E25]*[.G25]/([.E25]+[.G25])" office:value-type="percentage" office:value="0.268399146920799" calcext:value-type="percentage">
            <text:p>26.84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529" calcext:value-type="float">
            <text:p>1,529</text:p>
          </table:table-cell>
          <table:table-cell table:formula="of:=RAND()" office:value-type="percentage" office:value="0.611717230003521" calcext:value-type="percentage">
            <text:p>61.17%</text:p>
          </table:table-cell>
          <table:table-cell/>
          <table:table-cell table:style-name="ce7" table:formula="of:=1-[.D26]/2000" office:value-type="percentage" office:value="0.2355" calcext:value-type="percentage">
            <text:p>23.55%</text:p>
          </table:table-cell>
          <table:table-cell/>
          <table:table-cell table:style-name="ce11" table:formula="of:=2*[.E26]*[.G26]/([.E26]+[.G26])" office:value-type="percentage" office:value="0.340076671163145" calcext:value-type="percentage">
            <text:p>34.01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527" calcext:value-type="float">
            <text:p>527</text:p>
          </table:table-cell>
          <table:table-cell table:formula="of:=RAND()" office:value-type="percentage" office:value="0.332331903774765" calcext:value-type="percentage">
            <text:p>33.23%</text:p>
          </table:table-cell>
          <table:table-cell/>
          <table:table-cell table:style-name="ce7" table:formula="of:=1-[.D27]/2000" office:value-type="percentage" office:value="0.7365" calcext:value-type="percentage">
            <text:p>73.65%</text:p>
          </table:table-cell>
          <table:table-cell/>
          <table:table-cell table:style-name="ce11" table:formula="of:=2*[.E27]*[.G27]/([.E27]+[.G27])" office:value-type="percentage" office:value="0.457999889909149" calcext:value-type="percentage">
            <text:p>45.80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660" calcext:value-type="float">
            <text:p>660</text:p>
          </table:table-cell>
          <table:table-cell table:formula="of:=RAND()" office:value-type="percentage" office:value="0.410699990436571" calcext:value-type="percentage">
            <text:p>41.07%</text:p>
          </table:table-cell>
          <table:table-cell/>
          <table:table-cell table:style-name="ce7" table:formula="of:=1-[.D28]/2000" office:value-type="percentage" office:value="0.67" calcext:value-type="percentage">
            <text:p>67.00%</text:p>
          </table:table-cell>
          <table:table-cell/>
          <table:table-cell table:style-name="ce11" table:formula="of:=2*[.E28]*[.G28]/([.E28]+[.G28])" office:value-type="percentage" office:value="0.509242150509027" calcext:value-type="percentage">
            <text:p>50.92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692" calcext:value-type="float">
            <text:p>692</text:p>
          </table:table-cell>
          <table:table-cell table:formula="of:=RAND()" office:value-type="percentage" office:value="0.468946024620839" calcext:value-type="percentage">
            <text:p>46.89%</text:p>
          </table:table-cell>
          <table:table-cell/>
          <table:table-cell table:style-name="ce7" table:formula="of:=1-[.D29]/2000" office:value-type="percentage" office:value="0.654" calcext:value-type="percentage">
            <text:p>65.40%</text:p>
          </table:table-cell>
          <table:table-cell/>
          <table:table-cell table:style-name="ce11" table:formula="of:=2*[.E29]*[.G29]/([.E29]+[.G29])" office:value-type="percentage" office:value="0.54622518514295" calcext:value-type="percentage">
            <text:p>54.62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299" calcext:value-type="float">
            <text:p>1,299</text:p>
          </table:table-cell>
          <table:table-cell table:formula="of:=RAND()" office:value-type="percentage" office:value="0.780619473990939" calcext:value-type="percentage">
            <text:p>78.06%</text:p>
          </table:table-cell>
          <table:table-cell/>
          <table:table-cell table:style-name="ce7" table:formula="of:=1-[.D30]/2000" office:value-type="percentage" office:value="0.3505" calcext:value-type="percentage">
            <text:p>35.05%</text:p>
          </table:table-cell>
          <table:table-cell/>
          <table:table-cell table:style-name="ce11" table:formula="of:=2*[.E30]*[.G30]/([.E30]+[.G30])" office:value-type="percentage" office:value="0.483781124673689" calcext:value-type="percentage">
            <text:p>48.38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435" calcext:value-type="float">
            <text:p>435</text:p>
          </table:table-cell>
          <table:table-cell table:formula="of:=RAND()" office:value-type="percentage" office:value="0.397632834328906" calcext:value-type="percentage">
            <text:p>39.76%</text:p>
          </table:table-cell>
          <table:table-cell/>
          <table:table-cell table:style-name="ce7" table:formula="of:=1-[.D31]/2000" office:value-type="percentage" office:value="0.7825" calcext:value-type="percentage">
            <text:p>78.25%</text:p>
          </table:table-cell>
          <table:table-cell/>
          <table:table-cell table:style-name="ce11" table:formula="of:=2*[.E31]*[.G31]/([.E31]+[.G31])" office:value-type="percentage" office:value="0.527309610937664" calcext:value-type="percentage">
            <text:p>52.73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365" calcext:value-type="float">
            <text:p>1,365</text:p>
          </table:table-cell>
          <table:table-cell table:formula="of:=RAND()" office:value-type="percentage" office:value="0.221582025567405" calcext:value-type="percentage">
            <text:p>22.16%</text:p>
          </table:table-cell>
          <table:table-cell/>
          <table:table-cell table:style-name="ce7" table:formula="of:=1-[.D32]/2000" office:value-type="percentage" office:value="0.3175" calcext:value-type="percentage">
            <text:p>31.75%</text:p>
          </table:table-cell>
          <table:table-cell/>
          <table:table-cell table:style-name="ce11" table:formula="of:=2*[.E32]*[.G32]/([.E32]+[.G32])" office:value-type="percentage" office:value="0.261007749399927" calcext:value-type="percentage">
            <text:p>26.10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650" calcext:value-type="float">
            <text:p>650</text:p>
          </table:table-cell>
          <table:table-cell table:formula="of:=RAND()" office:value-type="percentage" office:value="0.838914516966735" calcext:value-type="percentage">
            <text:p>83.89%</text:p>
          </table:table-cell>
          <table:table-cell/>
          <table:table-cell table:style-name="ce7" table:formula="of:=1-[.D33]/2000" office:value-type="percentage" office:value="0.675" calcext:value-type="percentage">
            <text:p>67.50%</text:p>
          </table:table-cell>
          <table:table-cell/>
          <table:table-cell table:style-name="ce11" table:formula="of:=2*[.E33]*[.G33]/([.E33]+[.G33])" office:value-type="percentage" office:value="0.748083584120871" calcext:value-type="percentage">
            <text:p>74.81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460" calcext:value-type="float">
            <text:p>460</text:p>
          </table:table-cell>
          <table:table-cell table:formula="of:=RAND()" office:value-type="percentage" office:value="0.660707054324597" calcext:value-type="percentage">
            <text:p>66.07%</text:p>
          </table:table-cell>
          <table:table-cell/>
          <table:table-cell table:style-name="ce7" table:formula="of:=1-[.D34]/2000" office:value-type="percentage" office:value="0.77" calcext:value-type="percentage">
            <text:p>77.00%</text:p>
          </table:table-cell>
          <table:table-cell/>
          <table:table-cell table:style-name="ce11" table:formula="of:=2*[.E34]*[.G34]/([.E34]+[.G34])" office:value-type="percentage" office:value="0.711179035976874" calcext:value-type="percentage">
            <text:p>71.12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025" calcext:value-type="float">
            <text:p>1,025</text:p>
          </table:table-cell>
          <table:table-cell table:formula="of:=RAND()" office:value-type="percentage" office:value="0.249580571372059" calcext:value-type="percentage">
            <text:p>24.96%</text:p>
          </table:table-cell>
          <table:table-cell/>
          <table:table-cell table:style-name="ce7" table:formula="of:=1-[.D35]/2000" office:value-type="percentage" office:value="0.4875" calcext:value-type="percentage">
            <text:p>48.75%</text:p>
          </table:table-cell>
          <table:table-cell/>
          <table:table-cell table:style-name="ce11" table:formula="of:=2*[.E35]*[.G35]/([.E35]+[.G35])" office:value-type="percentage" office:value="0.330141732856672" calcext:value-type="percentage">
            <text:p>33.01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57" calcext:value-type="float">
            <text:p>157</text:p>
          </table:table-cell>
          <table:table-cell table:formula="of:=RAND()" office:value-type="percentage" office:value="0.220444484912496" calcext:value-type="percentage">
            <text:p>22.04%</text:p>
          </table:table-cell>
          <table:table-cell/>
          <table:table-cell table:style-name="ce7" table:formula="of:=1-[.D36]/2000" office:value-type="percentage" office:value="0.9215" calcext:value-type="percentage">
            <text:p>92.15%</text:p>
          </table:table-cell>
          <table:table-cell/>
          <table:table-cell table:style-name="ce11" table:formula="of:=2*[.E36]*[.G36]/([.E36]+[.G36])" office:value-type="percentage" office:value="0.355778403470167" calcext:value-type="percentage">
            <text:p>35.58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922" calcext:value-type="float">
            <text:p>1,922</text:p>
          </table:table-cell>
          <table:table-cell table:formula="of:=RAND()" office:value-type="percentage" office:value="0.33057344041609" calcext:value-type="percentage">
            <text:p>33.06%</text:p>
          </table:table-cell>
          <table:table-cell/>
          <table:table-cell table:style-name="ce7" table:formula="of:=1-[.D37]/2000" office:value-type="percentage" office:value="0.039" calcext:value-type="percentage">
            <text:p>3.90%</text:p>
          </table:table-cell>
          <table:table-cell/>
          <table:table-cell table:style-name="ce11" table:formula="of:=2*[.E37]*[.G37]/([.E37]+[.G37])" office:value-type="percentage" office:value="0.0697688890289976" calcext:value-type="percentage">
            <text:p>6.98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123" calcext:value-type="float">
            <text:p>1,123</text:p>
          </table:table-cell>
          <table:table-cell table:formula="of:=RAND()" office:value-type="percentage" office:value="0.448610506640453" calcext:value-type="percentage">
            <text:p>44.86%</text:p>
          </table:table-cell>
          <table:table-cell/>
          <table:table-cell table:style-name="ce7" table:formula="of:=1-[.D38]/2000" office:value-type="percentage" office:value="0.4385" calcext:value-type="percentage">
            <text:p>43.85%</text:p>
          </table:table-cell>
          <table:table-cell/>
          <table:table-cell table:style-name="ce11" table:formula="of:=2*[.E38]*[.G38]/([.E38]+[.G38])" office:value-type="percentage" office:value="0.443497637981573" calcext:value-type="percentage">
            <text:p>44.35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860" calcext:value-type="float">
            <text:p>1,860</text:p>
          </table:table-cell>
          <table:table-cell table:formula="of:=RAND()" office:value-type="percentage" office:value="0.180879670263324" calcext:value-type="percentage">
            <text:p>18.09%</text:p>
          </table:table-cell>
          <table:table-cell/>
          <table:table-cell table:style-name="ce7" table:formula="of:=1-[.D39]/2000" office:value-type="percentage" office:value="0.07" calcext:value-type="percentage">
            <text:p>7.00%</text:p>
          </table:table-cell>
          <table:table-cell/>
          <table:table-cell table:style-name="ce11" table:formula="of:=2*[.E39]*[.G39]/([.E39]+[.G39])" office:value-type="percentage" office:value="0.100937448659296" calcext:value-type="percentage">
            <text:p>10.09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733" calcext:value-type="float">
            <text:p>733</text:p>
          </table:table-cell>
          <table:table-cell table:formula="of:=RAND()" office:value-type="percentage" office:value="0.623670573964496" calcext:value-type="percentage">
            <text:p>62.37%</text:p>
          </table:table-cell>
          <table:table-cell/>
          <table:table-cell table:style-name="ce7" table:formula="of:=1-[.D40]/2000" office:value-type="percentage" office:value="0.6335" calcext:value-type="percentage">
            <text:p>63.35%</text:p>
          </table:table-cell>
          <table:table-cell/>
          <table:table-cell table:style-name="ce11" table:formula="of:=2*[.E40]*[.G40]/([.E40]+[.G40])" office:value-type="percentage" office:value="0.628546860368474" calcext:value-type="percentage">
            <text:p>62.85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833" calcext:value-type="float">
            <text:p>833</text:p>
          </table:table-cell>
          <table:table-cell table:formula="of:=RAND()" office:value-type="percentage" office:value="0.00950314357949378" calcext:value-type="percentage">
            <text:p>0.95%</text:p>
          </table:table-cell>
          <table:table-cell/>
          <table:table-cell table:style-name="ce7" table:formula="of:=1-[.D41]/2000" office:value-type="percentage" office:value="0.5835" calcext:value-type="percentage">
            <text:p>58.35%</text:p>
          </table:table-cell>
          <table:table-cell/>
          <table:table-cell table:style-name="ce11" table:formula="of:=2*[.E41]*[.G41]/([.E41]+[.G41])" office:value-type="percentage" office:value="0.0187017028110958" calcext:value-type="percentage">
            <text:p>1.87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216" calcext:value-type="float">
            <text:p>1,216</text:p>
          </table:table-cell>
          <table:table-cell table:formula="of:=RAND()" office:value-type="percentage" office:value="0.148585159835174" calcext:value-type="percentage">
            <text:p>14.86%</text:p>
          </table:table-cell>
          <table:table-cell/>
          <table:table-cell table:style-name="ce7" table:formula="of:=1-[.D42]/2000" office:value-type="percentage" office:value="0.392" calcext:value-type="percentage">
            <text:p>39.20%</text:p>
          </table:table-cell>
          <table:table-cell/>
          <table:table-cell table:style-name="ce11" table:formula="of:=2*[.E42]*[.G42]/([.E42]+[.G42])" office:value-type="percentage" office:value="0.215490128042536" calcext:value-type="percentage">
            <text:p>21.55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839" calcext:value-type="float">
            <text:p>1,839</text:p>
          </table:table-cell>
          <table:table-cell table:formula="of:=RAND()" office:value-type="percentage" office:value="0.264243326645252" calcext:value-type="percentage">
            <text:p>26.42%</text:p>
          </table:table-cell>
          <table:table-cell/>
          <table:table-cell table:style-name="ce7" table:formula="of:=1-[.D43]/2000" office:value-type="percentage" office:value="0.0805" calcext:value-type="percentage">
            <text:p>8.05%</text:p>
          </table:table-cell>
          <table:table-cell/>
          <table:table-cell table:style-name="ce11" table:formula="of:=2*[.E43]*[.G43]/([.E43]+[.G43])" office:value-type="percentage" office:value="0.12340536364802" calcext:value-type="percentage">
            <text:p>12.34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651" calcext:value-type="float">
            <text:p>1,651</text:p>
          </table:table-cell>
          <table:table-cell table:formula="of:=RAND()" office:value-type="percentage" office:value="0.0237992478683724" calcext:value-type="percentage">
            <text:p>2.38%</text:p>
          </table:table-cell>
          <table:table-cell/>
          <table:table-cell table:style-name="ce7" table:formula="of:=1-[.D44]/2000" office:value-type="percentage" office:value="0.1745" calcext:value-type="percentage">
            <text:p>17.45%</text:p>
          </table:table-cell>
          <table:table-cell/>
          <table:table-cell table:style-name="ce11" table:formula="of:=2*[.E44]*[.G44]/([.E44]+[.G44])" office:value-type="percentage" office:value="0.0418858749861487" calcext:value-type="percentage">
            <text:p>4.19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757" calcext:value-type="float">
            <text:p>757</text:p>
          </table:table-cell>
          <table:table-cell table:formula="of:=RAND()" office:value-type="percentage" office:value="0.798816069256298" calcext:value-type="percentage">
            <text:p>79.88%</text:p>
          </table:table-cell>
          <table:table-cell/>
          <table:table-cell table:style-name="ce7" table:formula="of:=1-[.D45]/2000" office:value-type="percentage" office:value="0.6215" calcext:value-type="percentage">
            <text:p>62.15%</text:p>
          </table:table-cell>
          <table:table-cell/>
          <table:table-cell table:style-name="ce11" table:formula="of:=2*[.E45]*[.G45]/([.E45]+[.G45])" office:value-type="percentage" office:value="0.699089727686805" calcext:value-type="percentage">
            <text:p>69.91%</text:p>
          </table:table-cell>
        </table:table-row>
        <table:table-row table:style-name="ro1">
          <table:table-cell table:number-columns-repeated="3"/>
          <table:table-cell table:formula="of:=RANDBETWEEN(1;2000)" office:value-type="float" office:value="1962" calcext:value-type="float">
            <text:p>1,962</text:p>
          </table:table-cell>
          <table:table-cell table:formula="of:=RAND()" office:value-type="percentage" office:value="0.528570852034268" calcext:value-type="percentage">
            <text:p>52.86%</text:p>
          </table:table-cell>
          <table:table-cell/>
          <table:table-cell table:style-name="ce7" table:formula="of:=1-[.D46]/2000" office:value-type="percentage" office:value="0.019" calcext:value-type="percentage">
            <text:p>1.90%</text:p>
          </table:table-cell>
          <table:table-cell/>
          <table:table-cell table:style-name="ce11" table:formula="of:=2*[.E46]*[.G46]/([.E46]+[.G46])" office:value-type="percentage" office:value="0.0366814491726181" calcext:value-type="percentage">
            <text:p>3.67%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G1:Sheet1.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1:Sheet1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1:Sheet1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1:Sheet1.D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D5:Sheet1.E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18:11:30.824190744</meta:creation-date>
    <dc:date>2020-02-18T18:25:04.663801520</dc:date>
    <meta:editing-duration>PT3M12S</meta:editing-duration>
    <meta:editing-cycles>1</meta:editing-cycles>
    <meta:document-statistic meta:table-count="1" meta:cell-count="168" meta:object-count="0"/>
    <meta:generator>LibreOffice/6.4.0.3$Linux_X86_64 LibreOffice_project/40$Build-3</meta:generator>
  </office:meta>
</office:document-meta>
</file>